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256cm" svg:x="1.4cm" svg:y="0.962cm" presentation:class="title">
          <draw:text-box>
            <text:p>Te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4T13:02:46</meta:creation-date>
    <meta:editing-duration>PT00H00M35S</meta:editing-duration>
    <meta:editing-cycles>2</meta:editing-cycles>
    <dc:date>2010-08-04T13:03:08</dc:date>
    <meta:document-statistic meta:object-count="24"/>
    <meta:generator>OpenOffice.org/3.2$Unix OpenOffice.org_project/320m12$Build-9483</meta:generator>
  </office:meta>
</office:document-meta>
</file>